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DB5000011BE29E37069245F7CF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28.22cm, 0cm, 50.28cm, 0cm)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9.709cm" svg:height="13.334cm" svg:x="-0.006cm" svg:y="0.001cm">
          <draw:image xlink:href="Pictures/1000000000000DB5000011BE29E37069245F7CF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3cm" fo:page-height="42.0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2T12:43:55.181611040</dc:date>
    <meta:editing-duration>PT45S</meta:editing-duration>
    <meta:editing-cycles>1</meta:editing-cycles>
    <meta:document-statistic meta:object-count="1"/>
    <meta:generator>LibreOffice/7.3.2.2$FreeBSD_X86_64 LibreOffice_project/30$Build-2</meta:generator>
  </office:meta>
</office:document-meta>
</file>